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5560000030040B4991BCE2FCF38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ef20" officeooo:paragraph-rsid="000fef2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7.6209in" svg:height="4.2839in" draw:z-index="0"><draw:image xlink:href="Pictures/10000201000005560000030040B4991BCE2FCF3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8-04T13:25:51.869563147</meta:creation-date>
    <dc:date>2025-08-04T13:36:27.340664850</dc:date>
    <meta:editing-duration>PT2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